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COP30 é a 30ª edição da Conferência das Nações Unidas sobre Mudança do Clima, um evento anual que reúne líderes mundiais, cientistas, representantes da sociedade civil e empresas para discutir e buscar soluções para a crise climática global. Em 2025, a COP30 acontece pela primeira vez no Brasil, na cidade de Belém, capital do Pará, entre os dias 10 e 21 de novembro.​</text:p>
      <text:h text:style-name="P1" text:outline-level="2">O que é a COP30?</text:h>
      <text:p text:style-name="P2">A COP30 é o principal fórum internacional para debater políticas e acordos sobre mudanças climáticas, reunindo os países signatários da Convenção-Quadro das Nações Unidas sobre a Mudança do Clima (UNFCCC). O objetivo central é estabilizar a concentração de gases de efeito estufa na atmosfera e limitar o aumento da temperatura global a 1,5°C até o final do século, conforme acordado na COP21, em Paris.​</text:p>
      <text:h text:style-name="P1" text:outline-level="2">Onde e quando acontece?</text:h>
      <text:p text:style-name="P2">A COP30 ocorre em Belém, no coração da Amazônia, o que dá destaque especial à importância da floresta tropical para o equilíbrio climático mundial. É a primeira vez que o Brasil sedia esse evento, o que reforça o papel do país nas discussões ambientais internacionais.​</text:p>
      <text:h text:style-name="P1" text:outline-level="2">Estrutura e temas</text:h>
      <text:p text:style-name="P2">O evento é dividido em duas áreas principais: a Zona Azul, onde ocorrem as negociações oficiais entre governos, e a Zona Verde, aberta ao público, com atividades culturais, debates e exposições sobre sustentabilidade. Entre os temas em pauta estão financiamento climático, justiça climática, transição energética e ações para proteger a biodiversidade, especialmente na Amazônia.​</text:p>
      <text:h text:style-name="P1" text:outline-level="2">Importância da COP30</text:h>
      <text:p text:style-name="P2">A COP30 é um marco para o Brasil e para o mundo, pois acontece em um momento de intensificação dos impactos das mudanças climáticas, como recordes de temperatura e eventos climáticos extremos. O evento busca fortalecer acordos internacionais, promover a cooperação entre países e mobilizar esforços para enfrentar a crise ambiental de forma mais eficaz.​</text:p>
      <text:p text:style-name="P2">Em resumo, a COP30 é uma oportunidade crucial para avançar nas políticas climáticas globais, destacando o papel da Amazônia e do Brasil na luta contra as mudanças climáticas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8:33:41.125709258</meta:creation-date>
    <dc:date>2025-11-10T18:34:07.822092842</dc:date>
    <meta:editing-duration>PT28S</meta:editing-duration>
    <meta:editing-cycles>1</meta:editing-cycles>
    <meta:document-statistic meta:table-count="0" meta:image-count="0" meta:object-count="0" meta:page-count="1" meta:paragraph-count="10" meta:word-count="325" meta:character-count="2027" meta:non-whitespace-character-count="1707"/>
    <meta:generator>LibreOffice/24.2.7.2$Linux_X86_64 LibreOffice_project/420$Build-2</meta:generator>
  </office:meta>
</office:document-meta>
</file>